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798cm"/>
    </style:style>
    <style:style style:name="co7" style:family="table-column">
      <style:table-column-properties fo:break-before="auto" style:column-width="4.244cm"/>
    </style:style>
    <style:style style:name="co8" style:family="table-column">
      <style:table-column-properties fo:break-before="auto" style:column-width="3.7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2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0" style:family="table-cell" style:parent-style-name="Normal_20_2" style:data-style-name="N0">
      <style:table-cell-properties fo:background-color="#800080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6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f5ce" style:text-align-source="fix" style:repeat-content="false" fo:border="0.06pt solid #000000" style:vertical-align="top"/>
      <style:paragraph-properties fo:text-align="start" fo:margin-left="0cm"/>
    </style:style>
    <style:style style:name="ce5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#800080" style:text-align-source="fix" style:repeat-content="false" style:vertical-align="automatic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4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 fo:font-weight="bold" style:font-weight-asian="bold" style:font-weight-complex="bold"/>
    </style:style>
    <style:style style:name="T4" style:family="text">
      <style:text-properties fo:font-size="11pt" style:font-size-asian="11pt" style:font-size-complex="11pt" fo:font-weight="normal" style:font-weight-asian="normal" style:font-weight-complex="normal"/>
    </style:style>
    <style:style style:name="T5" style:family="text">
      <style:text-properties fo:font-size="11pt" fo:font-weight="normal" style:font-size-asian="11pt" style:font-size-complex="11pt" style:font-weight-asian="normal" style:font-weight-complex="normal"/>
    </style:style>
    <style:style style:name="T6" style:family="text">
      <style:text-properties fo:font-size="11pt" style:font-size-asian="11pt" style:font-size-complex="11pt" style:font-style-asian="normal" style:font-style-complex="normal" style:font-weight-asian="bold" style:font-weight-complex="bold" fo:font-style="normal" fo:font-weight="bold"/>
    </style:style>
    <style:style style:name="T7" style:family="text">
      <style:text-properties fo:font-size="11pt" style:font-size-asian="11pt" style:font-size-complex="11pt" style:font-weight-asian="bold" style:font-weight-complex="bold" fo:font-weight="bold" fo:font-style="italic" style:font-style-asian="italic" style:font-style-complex="italic"/>
    </style:style>
    <style:style style:name="T8" style:family="text">
      <style:text-properties fo:font-size="11pt" style:font-size-asian="11pt" style:font-size-complex="11pt"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fo:font-size="11pt" style:font-size-asian="11pt" style:font-size-complex="11pt" fo:font-weight="normal" style:font-weight-asian="normal" style:font-weight-complex="normal" fo:font-style="italic" style:font-style-asian="italic" style:font-style-complex="italic"/>
    </style:style>
    <style:style style:name="T10" style:family="text">
      <style:text-properties fo:font-weight="normal" style:font-size-asian="11pt" style:font-size-complex="11pt" style:font-weight-asian="normal" style:font-weight-complex="normal" fo:font-size="11pt"/>
    </style:style>
    <style:style style:name="T11" style:family="text">
      <style:text-properties style:font-size-asian="11pt" style:font-size-complex="11pt" fo:font-size="11pt" style:font-weight-complex="bold" style:font-weight-asian="bold" fo:font-weight="bold"/>
    </style:style>
    <style:style style:name="T12" style:family="text">
      <style:text-properties style:font-size-asian="11pt" style:font-size-complex="11pt" fo:font-size="11pt" fo:font-weight="normal" style:font-weight-asian="normal" style:font-weight-complex="normal"/>
    </style:style>
    <style:style style:name="T13" style:family="text">
      <style:text-properties style:font-size-asian="11pt" style:font-size-complex="11pt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0">
          <table:help-message table:display="true"/>
          <table:error-message table:message-type="stop" table:display="true"/>
        </table:content-validation>
        <table:content-validation table:name="val3" table:base-cell-address="'Liste des candidats'.I10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J10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base-cell-address="'Liste des candidats'.H10">
          <table:error-message table:message-type="stop" table:display="true"/>
        </table:content-validation>
        <table:content-validation table:name="val6" table:condition="of:cell-content-is-decimal-number() and cell-content()&gt;0" table:allow-empty-cell="true" table:base-cell-address="'Liste des candidats'.K10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7"/>
        <table:table-column table:style-name="co4" table:default-cell-style-name="ce51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52"/>
        <table:table-column table:style-name="co9" table:number-columns-repeated="2" table:default-cell-style-name="ce5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41" office:value-type="string" calcext:value-type="string" table:number-columns-spanned="7" table:number-rows-spanned="5">
            <text:p><text:span text:style-name="T1">Instructions de remplissage du lieu de naissance :</text:span></text:p>
            <text:p/>
            <text:p><text:span text:style-name="T2">- </text:span><text:span text:style-name="T3">Candidat étranger </text:span><text:span text:style-name="T2">: Remplir les colonnes « Pays de naissance » et « Commune de naissance » et inscrire </text:span><text:span text:style-name="T3">99 </text:span><text:span text:style-name="T4">dans la colonne « Code </text:span></text:p>
            <text:p><text:span text:style-name="T5">INSEE de naissance »</text:span></text:p>
            <text:p><text:span text:style-name="T5">- </text:span><text:span text:style-name="T3">Candidat français</text:span><text:span text:style-name="T4"> : Inscrire </text:span><text:span text:style-name="T6">France</text:span><text:span text:style-name="T7"> </text:span><text:span text:style-name="T4">dans la colonne «</text:span><text:span text:style-name="T8"> Pays de naissance</text:span><text:span text:style-name="T9"> </text:span><text:span text:style-name="T4">»</text:span></text:p>
            <text:p><text:span text:style-name="T5">    - </text:span><text:span text:style-name="T3">Si code INSEE de naissance : </text:span><text:span text:style-name="T4">Ne remplir que la colonne « Code INSEE de naissance »</text:span></text:p>
            <text:p><text:span text:style-name="T10">    - </text:span><text:span text:style-name="T11">Si code postal de naissance : </text:span><text:span text:style-name="T12">Remplir la colonne « Code postal de naissance » </text:span><text:span text:style-name="T13">et</text:span><text:span text:style-name="T12"> la colonne « Commune de naissance »</text:span></text:p>
          </table:table-cell>
          <table:covered-table-cell table:number-columns-repeated="3" table:style-name="ce44"/>
          <table:covered-table-cell table:number-columns-repeated="2"/>
          <table:covered-table-cell table:style-name="ce23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covered-table-cell table:style-name="Normal_20_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3">
          <table:table-cell/>
          <table:table-cell table:style-name="Normal_20_2" table:number-columns-repeated="5"/>
          <table:table-cell table:style-name="ce43" office:value-type="string" calcext:value-type="string" table:number-columns-spanned="2" table:number-rows-spanned="1">
            <text:p>* OU</text:p>
          </table:table-cell>
          <table:covered-table-cell table:style-name="ce23"/>
          <table:table-cell table:style-name="ce23" table:number-columns-repeated="6"/>
          <table:table-cell table:number-columns-repeated="50"/>
        </table:table-row>
        <table:table-row table:style-name="ro4">
          <table:table-cell/>
          <table:table-cell table:style-name="ce9" office:value-type="string" calcext:value-type="string">
            <text:p>* Nom de naissance</text:p>
          </table:table-cell>
          <table:table-cell table:style-name="ce14" office:value-type="string" calcext:value-type="string">
            <text:p>* Prénom</text:p>
          </table:table-cell>
          <table:table-cell table:style-name="ce14" office:value-type="string" calcext:value-type="string">
            <text:p>* Date de naissance (format : jj/mm/aaaa)</text:p>
          </table:table-cell>
          <table:table-cell table:style-name="ce14" office:value-type="string" calcext:value-type="string">
            <text:p>* Sexe (1 ou 2)</text:p>
          </table:table-cell>
          <table:table-cell table:style-name="ce40" office:value-type="string" calcext:value-type="string">
            <text:p>Commune de naissance</text:p>
          </table:table-cell>
          <table:table-cell table:style-name="ce40" office:value-type="string" calcext:value-type="string">
            <text:p>Code postal de naissance</text:p>
          </table:table-cell>
          <table:table-cell table:style-name="ce40" office:value-type="string" calcext:value-type="string">
            <text:p>Code INSEE de naissance</text:p>
          </table:table-cell>
          <table:table-cell table:style-name="ce40" office:value-type="string" calcext:value-type="string">
            <text:p>* 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1"/>
        </table:table-row>
        <table:table-row table:style-name="ro5">
          <table:table-cell table:style-name="ce2"/>
          <table:table-cell office:value-type="string" calcext:value-type="string">
            <text:p>Gallagher</text:p>
          </table:table-cell>
          <table:table-cell/>
          <table:table-cell table:content-validation-name="val1" office:value-type="date" office:date-value="1980-08-10" calcext:value-type="date">
            <text:p>10/08/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res</text:p>
          </table:table-cell>
          <table:table-cell/>
          <table:table-cell table:style-name="ce27" table:content-validation-name="val2" office:value-type="float" office:value="99" calcext:value-type="float">
            <text:p>99</text:p>
          </table:table-cell>
          <table:table-cell table:style-name="ce27" table:content-validation-name="val2" office:value-type="string" calcext:value-type="string">
            <text:p>Angleterr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@d.it</text:p>
          </table:table-cell>
          <table:table-cell table:style-name="ce27" table:content-validation-name="val5"/>
          <table:table-cell table:style-name="ce57" table:content-validation-name="val6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float" office:value="2" calcext:value-type="float">
            <text:p>2</text:p>
          </table:table-cell>
          <table:table-cell table:style-name="ce46"/>
          <table:table-cell/>
          <table:table-cell table:style-name="ce27" table:content-validation-name="val2" office:value-type="string" calcext:value-type="string">
            <text:p>2A004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ja@hotmail.fr</text:p>
          </table:table-cell>
          <table:table-cell table:style-name="ce27" table:content-validation-name="val5" office:value-type="string" calcext:value-type="string">
            <text:p>DEF456</text:p>
          </table:table-cell>
          <table:table-cell table:style-name="ce57" table:content-validation-name="val6"/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75018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son@gmail.com</text:p>
          </table:table-cell>
          <table:table-cell table:style-name="ce27" table:content-validation-name="val5" office:value-type="string" calcext:value-type="string">
            <text:p>ABC123</text:p>
          </table:table-cell>
          <table:table-cell table:style-name="ce57" table:content-validation-name="val6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t-Anne</text:p>
          </table:table-cell>
          <table:table-cell office:value-type="string" calcext:value-type="string">
            <text:p>97180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/>
          <table:table-cell table:style-name="ce27" table:content-validation-name="val4"/>
          <table:table-cell table:style-name="ce27" table:content-validation-name="val5" office:value-type="string" calcext:value-type="string">
            <text:p>GHI789</text:p>
          </table:table-cell>
          <table:table-cell table:style-name="ce57" table:content-validation-name="val6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 style:data-style-name="N2" text:time-value="15:15:15.918478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7-15T15:15:20.366000628</dc:date>
    <meta:editing-cycles>59</meta:editing-cycles>
    <meta:editing-duration>PT6H9M52S</meta:editing-duration>
    <meta:document-statistic meta:table-count="1" meta:cell-count="69" meta:object-count="1"/>
  </office:meta>
</office:document-meta>
</file>